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 fo:background-color="#ffffff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Title">
      <style:paragraph-properties fo:margin-top="0in" fo:margin-bottom="0.0417in" loext:contextual-spacing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f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style="italic" style:font-size-asian="12pt" style:font-style-asian="italic" style:font-size-complex="12pt" fo:background-color="#ffffff"/>
    </style:style>
    <style:style style:name="T6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9" style:family="text">
      <style:text-properties fo:color="#404040" fo:font-size="12pt" style:font-size-asian="12pt" style:font-size-complex="12pt" fo:background-color="#ffffff"/>
    </style:style>
    <style:style style:name="T10" style:family="text">
      <style:text-properties fo:color="#ffffff" fo:font-size="12pt" fo:background-color="#fcbf00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: </text:span><text:span text:style-name="T3">Bandeira vermelha</text:span></text:p>
      <text:p text:style-name="P1"><text:span text:style-name="T1">Palavra chave: </text:span><text:span text:style-name="T3">energia solar</text:span></text:p>
      <text:p text:style-name="P1"><text:span text:style-name="T1">Referências:</text:span><text:a xlink:type="simple" xlink:href="http://www.aneel.gov.br/" text:style-name="Internet_20_link" text:visited-style-name="Visited_20_Internet_20_Link"><text:span text:style-name="T6">http://www.aneel.gov.br/</text:span></text:a> <text:s/>- <text:a xlink:type="simple" xlink:href="http://www.poupestar.com.br/" text:style-name="Internet_20_link" text:visited-style-name="Visited_20_Internet_20_Link"><text:span text:style-name="T6">http://www.poupestar.com.br/</text:span></text:a></text:p>
      <text:p text:style-name="P1"><text:span text:style-name="T1">Facebook:</text:span></text:p>
      <text:p text:style-name="P1"><text:span text:style-name="T3">Já ouviu falar das bandeiras tarifárias? No mês de dezembro a bandeira será vermelha aumentando a sua conta de luz.</text:span></text:p>
      <text:p text:style-name="P2"/>
      <text:p text:style-name="P1"><text:span text:style-name="T1">Título:</text:span></text:p>
      <text:p text:style-name="P5"><text:bookmark text:name="_gnkwkfw6k45k"/>Dezembro chegou e com ele a conta de luz continua subindo.</text:p>
      <text:p text:style-name="P2"/>
      <text:p text:style-name="P1"><text:span text:style-name="T3">E mais uma vez os mais de 70 milhões de brasileiros consumidores de energia elétrica vão arcar com o aumento na conta de luz neste mês de dezembro de 2017, por consequência do baixo volume dos reservatórios, com isso a </text:span><text:a xlink:type="simple" xlink:href="http://www.aneel.gov.br/" text:style-name="Internet_20_link" text:visited-style-name="Visited_20_Internet_20_Link"><text:span text:style-name="T7">Agência Nacional de Energia Elétrica (ANEEL</text:span></text:a><text:span text:style-name="T3">) anunciou que a bandeira tarifária será a vermelha de patamar 1, a qual os valores são:</text:span></text:p>
      <text:p text:style-name="P1"><text:span text:style-name="T3"><text:s/>R$ 3,00 para cada 100 </text:span><text:span text:style-name="T4">kWh (kilowatts-hora)</text:span></text:p>
      <text:p text:style-name="P1"><text:span text:style-name="T4">Ocorrendo uma evolução na situação dos reservatórios das usinas hidrelétricas em comparação ao mês passado (novembro), possibilitando a diminuição para a bandeira de patamar 1.</text:span></text:p>
      <text:p text:style-name="P1"><text:span text:style-name="T4">A ANEEL criou um sistema de bandeiras tarifárias para sinalizar o custo real da energia gerada, motivando o consumidor ao bom uso de energia elétrica. As bandeiras alteram de forma exata para dar um sinal ao consumidor final. Seu funcionamento é:</text:span></text:p>
      <text:p text:style-name="P3"/>
      <text:p text:style-name="P1"><text:span text:style-name="T2">Verde: </text:span><text:span text:style-name="T4">sem taxa extra.</text:span></text:p>
      <text:p text:style-name="P1"><text:span text:style-name="T2">Amarela:</text:span><text:span text:style-name="T4"> taxa de R$ 1,00 a cada 100 kwh</text:span></text:p>
      <text:p text:style-name="P1"><text:span text:style-name="T2">Vermelha de patamar 1:</text:span><text:span text:style-name="T4"> taxa extra de R$ 3,00 a cada 100 kwh</text:span></text:p>
      <text:p text:style-name="P1"><text:span text:style-name="T2">Vermelha de patamar 2:</text:span><text:span text:style-name="T4"> taxa extra de R$ 5,00 a cada 100 kwh</text:span></text:p>
      <text:p text:style-name="P3"/>
      <text:p text:style-name="P1"><text:span text:style-name="T4">A bandeira tarifária vermelha sinaliza a necessidade de utilizar as usinas térmicas que são mais caras, para compensar a falta de chuva que diminui os volumes das usinas hidrelétricas.</text:span></text:p>
      <text:p text:style-name="P3"/>
      <text:p text:style-name="P1"><text:span text:style-name="T4">Com isso a ANEEL está realizando uma campanha para conscientização de economia de energia elétrica, chamada </text:span><text:a xlink:type="simple" xlink:href="http://www.poupestar.com.br/" text:style-name="Internet_20_link" text:visited-style-name="Visited_20_Internet_20_Link"><text:span text:style-name="T8">POUPE STAR</text:span></text:a><text:span text:style-name="T4">, promovendo dicas e explicando o funcionamento das bandeiras.</text:span></text:p>
      <text:p text:style-name="P3"/>
      <text:p text:style-name="P1"><text:span text:style-name="T4">Outra forma de economizar é o uso de </text:span><text:span text:style-name="T5">energia solar,</text:span><text:span text:style-name="T4"> além de poder economizar em até 95% na conta de energia elétrica, ainda ajuda no meio ambiente utilizando energia renovável, produzindo sua própria energia e diminui o consumo de energia elétrica vinda da concessionária, auxiliando na economia do uso de usinas hidrelétricas e térmicas. </text:span></text:p>
      <text:p text:style-name="P3"/>
      <text:p text:style-name="P1"><text:soft-page-break/><text:span text:style-name="T4">Quer saber mais sobre energia solar? Quer instalar um painel solar? ENTRE EM CONTATO. </text:span><text:span text:style-name="T10">(46) 3025-6050 contato@jupitersolar.com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343" meta:character-count="2137" meta:non-whitespace-character-count="1810"/>
    <meta:generator>LibreOfficeDev/5.1.0.3$Linux_X86_64 LibreOffice_project/</meta:generator>
  </office:meta>
</office:document-meta>
</file>